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156cm"/>
    </style:style>
    <style:style style:name="co2" style:family="table-column">
      <style:table-column-properties fo:break-before="auto" style:column-width="24.1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04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tep1-error-table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1, 2, 3, 4, 5, 6, 7, 8, 9, 10, 11, 12, 13, 14, 15, 16, 23, 24, 25, 27, 28, 29, 30, 31, 32, 33, 34, 35, 36, 37, 39, 40, 41, 42, 43, 44, 45, 46, 47, 48, 49, 50, 51, 52, 53, 54, 55, 56, 57, 58, 59, 60, 61, 62, 63, 64, 65, 66, 67, 68, 69, 70, 71, 72, 73, 74, 75, 76, 77, 78, 79, 80, 81, 82, 85 </text:p>
          </table:table-cell>
          <table:table-cell office:value-type="string" calcext:value-type="string">
            <text:p><text:s/>---- Valid and Well-form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7, 18, 19, 20, 21, 22 </text:p>
          </table:table-cell>
          <table:table-cell office:value-type="string" calcext:value-type="string">
            <text:p><text:s/>Line 23 : Standard name entry for 'air_density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7, 18, 19, 20, 21, 22 </text:p>
          </table:table-cell>
          <table:table-cell office:value-type="string" calcext:value-type="string">
            <text:p><text:s/>Line 32 : Standard name entry for 'air_pressure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7, 18, 19, 20, 21, 22 </text:p>
          </table:table-cell>
          <table:table-cell office:value-type="string" calcext:value-type="string">
            <text:p><text:s/>Line 58 : Standard name entry for 'air_pressure_at_freezing_level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7, 18, 19, 20, 21, 22 </text:p>
          </table:table-cell>
          <table:table-cell office:value-type="string" calcext:value-type="string">
            <text:p><text:s/>Line 208 : Standard name entry for 'atmosphere_heat_diffus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068 : Standard name entry for 'atmosphere_momentum_diffus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233 : Standard name entry for 'bioluminescent_photon_rate_in_sea_water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427 : Standard name entry for 'convective_rainfall_rat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837 : Standard name entry for 'equivalent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845 : Standard name entry for 'ertel_potential_vortic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873 : Standard name entry for 'freezing_temperature_of_sea_water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966 : Standard name entry for 'height_above_sea_floor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2087 : Standard name entry for 'kinetic_energy_dissipation_in_atmosphere_boundary_layer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4631 : Standard name entry for 'ocean_barotropic_streamfunction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4663 : Standard name entry for 'ocean_isopycnal_layer_thickness_diffus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4852 : Standard name entry for 'ocean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4883 : Standard name entry for 'planetary_albedo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074 : Standard name entry for 'pseudo_equivalent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101 : Standard name entry for 'rainfall_rat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124 : Standard name entry for 'relative_humid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209 : Standard name entry for 'sea_ice_extent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216 : Standard name entry for 'sea_ice_ma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232 : Standard name entry for 'sea_ice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235 : Standard name entry for 'sea_ice_thickne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244 : Standard name entry for 'sea_ice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455 : Standard name entry for 'sea_water_electrical_conduct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509 : Standard name entry for 'sea_water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570 : Standard name entry for 'snow_dens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573 : Standard name entry for 'snow_grain_siz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8209 : Standard name entry for 'ti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8341 : Standard name entry for 'tropopause_air_press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8745 : Standard name entry for 'wet_bulb_temperature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8, 19, 20 </text:p>
          </table:table-cell>
          <table:table-cell office:value-type="string" calcext:value-type="string">
            <text:p><text:s/>Line 1076 : Standard name entry for 'atmosphere_momentum_diffusivity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8, 19, 20 </text:p>
          </table:table-cell>
          <table:table-cell office:value-type="string" calcext:value-type="string">
            <text:p><text:s/>Line 1237 : Standard name entry for 'bioluminescent_photon_rate_in_sea_water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1443 : Standard name entry for 'convective_rainfall_rat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1857 : Standard name entry for 'equivalent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1865 : Standard name entry for 'ertel_potential_vortic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1893 : Standard name entry for 'freezing_temperature_of_sea_water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1986 : Standard name entry for 'height_above_sea_floor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2107 : Standard name entry for 'kinetic_energy_dissipation_in_atmosphere_boundary_layer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4667 : Standard name entry for 'number_of_icebergs_per_unit_area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4674 : Standard name entry for 'ocean_barotropic_streamfunction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4706 : Standard name entry for 'ocean_isopycnal_layer_thickness_diffus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4895 : Standard name entry for 'ocean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4926 : Standard name entry for 'planetary_albedo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121 : Standard name entry for 'pseudo_equivalent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148 : Standard name entry for 'rainfall_rat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171 : Standard name entry for 'relative_humid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256 : Standard name entry for 'sea_ice_extent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263 : Standard name entry for 'sea_ice_ma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279 : Standard name entry for 'sea_ice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282 : Standard name entry for 'sea_ice_thickne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291 : Standard name entry for 'sea_ice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502 : Standard name entry for 'sea_water_electrical_conduct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560 : Standard name entry for 'sea_water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621 : Standard name entry for 'snow_dens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624 : Standard name entry for 'snow_grain_siz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8272 : Standard name entry for 'ti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8404 : Standard name entry for 'tropopause_air_press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8800 : Standard name entry for 'wet_bulb_temperature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9, 20 </text:p>
          </table:table-cell>
          <table:table-cell office:value-type="string" calcext:value-type="string">
            <text:p><text:s/>Line 1475 : Standard name entry for 'convective_rainfall_rate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9, 20 </text:p>
          </table:table-cell>
          <table:table-cell office:value-type="string" calcext:value-type="string">
            <text:p><text:s/>Line 1889 : Standard name entry for 'equivalent_temperature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9, 20 </text:p>
          </table:table-cell>
          <table:table-cell office:value-type="string" calcext:value-type="string">
            <text:p><text:s/>Line 1897 : Standard name entry for 'ertel_potential_vorticity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9, 20 </text:p>
          </table:table-cell>
          <table:table-cell office:value-type="string" calcext:value-type="string">
            <text:p><text:s/>Line 1925 : Standard name entry for 'freezing_temperature_of_sea_water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9, 20 </text:p>
          </table:table-cell>
          <table:table-cell office:value-type="string" calcext:value-type="string">
            <text:p><text:s/>Line 2018 : Standard name entry for 'height_above_sea_floor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9, 20 </text:p>
          </table:table-cell>
          <table:table-cell office:value-type="string" calcext:value-type="string">
            <text:p><text:s/>Line 2139 : Standard name entry for 'kinetic_energy_dissipation_in_atmosphere_boundary_layer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4735 : Standard name entry for 'number_of_icebergs_per_unit_area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4742 : Standard name entry for 'ocean_barotropic_streamfunction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4774 : Standard name entry for 'ocean_isopycnal_layer_thickness_diffus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4963 : Standard name entry for 'ocean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4994 : Standard name entry for 'planetary_albedo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189 : Standard name entry for 'pseudo_equivalent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216 : Standard name entry for 'rainfall_rat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239 : Standard name entry for 'relative_humid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324 : Standard name entry for 'sea_ice_extent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331 : Standard name entry for 'sea_ice_ma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347 : Standard name entry for 'sea_ice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350 : Standard name entry for 'sea_ice_thickne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359 : Standard name entry for 'sea_ice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582 : Standard name entry for 'sea_water_electrical_conduct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722 : Standard name entry for 'snow_dens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725 : Standard name entry for 'snow_grain_siz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8373 : Standard name entry for 'ti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8505 : Standard name entry for 'tropopause_air_press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8901 : Standard name entry for 'wet_bulb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4743 : Standard name entry for 'number_of_icebergs_per_unit_area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4750 : Standard name entry for 'ocean_barotropic_streamfunction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4782 : Standard name entry for 'ocean_isopycnal_layer_thickness_diffus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4971 : Standard name entry for 'ocean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002 : Standard name entry for 'planetary_albedo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197 : Standard name entry for 'pseudo_equivalent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224 : Standard name entry for 'rainfall_rat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247 : Standard name entry for 'relative_humid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332 : Standard name entry for 'sea_ice_extent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339 : Standard name entry for 'sea_ice_ma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355 : Standard name entry for 'sea_ice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358 : Standard name entry for 'sea_ice_thickne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367 : Standard name entry for 'sea_ice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590 : Standard name entry for 'sea_water_electrical_conduct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730 : Standard name entry for 'snow_dens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733 : Standard name entry for 'snow_grain_siz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6664 : Standard name entry for 'tendency_of_air_temperature_due_to_radiative_heating' has no &lt;canonical_units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9325 : Standard name entry for 'ti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9457 : Standard name entry for 'tropopause_air_press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9861 : Standard name entry for 'wet_bulb_temperature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, 22 </text:p>
          </table:table-cell>
          <table:table-cell office:value-type="string" calcext:value-type="string">
            <text:p><text:s/>Line 1080 : Standard name entry for 'atmosphere_momentum_diffusivity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, 22 </text:p>
          </table:table-cell>
          <table:table-cell office:value-type="string" calcext:value-type="string">
            <text:p><text:s/>Line 1241 : Standard name entry for 'bioluminescent_photon_rate_in_sea_water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, 22 </text:p>
          </table:table-cell>
          <table:table-cell office:value-type="string" calcext:value-type="string">
            <text:p><text:s/>Line 1479 : Standard name entry for 'convective_rainfall_rate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, 22 </text:p>
          </table:table-cell>
          <table:table-cell office:value-type="string" calcext:value-type="string">
            <text:p><text:s/>Line 1893 : Standard name entry for 'equivalent_temperature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, 22 </text:p>
          </table:table-cell>
          <table:table-cell office:value-type="string" calcext:value-type="string">
            <text:p><text:s/>Line 1901 : Standard name entry for 'ertel_potential_vorticity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, 22 </text:p>
          </table:table-cell>
          <table:table-cell office:value-type="string" calcext:value-type="string">
            <text:p><text:s/>Line 1929 : Standard name entry for 'freezing_temperature_of_sea_water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, 22 </text:p>
          </table:table-cell>
          <table:table-cell office:value-type="string" calcext:value-type="string">
            <text:p><text:s/>Line 2022 : Standard name entry for 'height_above_sea_floor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, 22 </text:p>
          </table:table-cell>
          <table:table-cell office:value-type="string" calcext:value-type="string">
            <text:p><text:s/>Line 2147 : Standard name entry for 'kinetic_energy_dissipation_in_atmosphere_boundary_layer' has no &lt;descriptio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, 22 </text:p>
          </table:table-cell>
          <table:table-cell office:value-type="string" calcext:value-type="string">
            <text:p><text:s/>Line 2173 : Standard name entry for 'land_cover_lccs' has no &lt;canonical_units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4762 : Standard name entry for 'number_of_icebergs_per_unit_area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4769 : Standard name entry for 'ocean_barotropic_streamfunction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4801 : Standard name entry for 'ocean_isopycnal_layer_thickness_diffus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4990 : Standard name entry for 'ocean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021 : Standard name entry for 'planetary_albedo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216 : Standard name entry for 'pseudo_equivalent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243 : Standard name entry for 'rainfall_rat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266 : Standard name entry for 'relative_humid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355 : Standard name entry for 'sea_ice_extent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362 : Standard name entry for 'sea_ice_ma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378 : Standard name entry for 'sea_ice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381 : Standard name entry for 'sea_ice_thickne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390 : Standard name entry for 'sea_ice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613 : Standard name entry for 'sea_water_electrical_conduct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753 : Standard name entry for 'snow_dens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756 : Standard name entry for 'snow_grain_siz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6691 : Standard name entry for 'tendency_of_air_temperature_due_to_radiative_heating' has no &lt;canonical_units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9351 : Standard name entry for 'ti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9483 : Standard name entry for 'tropopause_air_press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9887 : Standard name entry for 'wet_bulb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4766 : Standard name entry for 'number_of_icebergs_per_unit_area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4773 : Standard name entry for 'ocean_barotropic_streamfunction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4805 : Standard name entry for 'ocean_isopycnal_layer_thickness_diffus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4994 : Standard name entry for 'ocean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025 : Standard name entry for 'planetary_albedo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220 : Standard name entry for 'pseudo_equivalent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247 : Standard name entry for 'rainfall_rat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270 : Standard name entry for 'relative_humid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359 : Standard name entry for 'sea_ice_extent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366 : Standard name entry for 'sea_ice_ma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382 : Standard name entry for 'sea_ice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385 : Standard name entry for 'sea_ice_thickness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394 : Standard name entry for 'sea_ice_volu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617 : Standard name entry for 'sea_water_electrical_conductiv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761 : Standard name entry for 'snow_density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764 : Standard name entry for 'snow_grain_siz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6703 : Standard name entry for 'tendency_of_air_temperature_due_to_radiative_heating' has no &lt;canonical_units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9431 : Standard name entry for 'tim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9563 : Standard name entry for 'tropopause_air_press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9967 : Standard name entry for 'wet_bulb_temperature' has no &lt;description&gt;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Line 14971 : Standard name entry for 'tendency_of_atmosphere_moles_of_methanol' has no &lt;canonical_units&gt;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miscellaneous_phytoplankt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phytoplankt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due_to_nitrate_utilizati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leaves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roots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wood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picophytoplankt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atmosphere_specific_convective_available_potential_energy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gross_primary_productivity_of_carb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calcareous_phytoplankt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diatoms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diazotrophs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3, 84 </text:p>
          </table:table-cell>
          <table:table-cell office:value-type="string" calcext:value-type="string">
            <text:p><text:s/>Element 'entry', attribute 'id': 'drainage_amount_through_base_of_soil_model' is not a valid value of the atomic type 'xs:ID'.</text:p>
          </table:table-cell>
          <table:table-cell table:number-columns-repeated="1022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14:30:46.035654893</dc:date>
    <meta:editing-duration>PT2M29S</meta:editing-duration>
    <meta:editing-cycles>1</meta:editing-cycles>
    <meta:document-statistic meta:table-count="1" meta:cell-count="338" meta:object-count="0"/>
    <meta:generator>LibreOffice/7.1.8.1$Linux_X86_64 LibreOffice_project/10$Build-1</meta:generator>
  </office:meta>
</office:document-meta>
</file>